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svg:stroke-color="#990000" draw:fill="solid" draw:fill-color="#ff0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-color="#ed1c24" draw:textarea-horizontal-align="justify" draw:textarea-vertical-align="middle" draw:auto-grow-height="false" fo:min-height="0.156cm" fo:min-width="0cm"/>
    </style:style>
    <style:style style:name="gr15" style:family="graphic" style:parent-style-name="Segment_20_Range">
      <style:graphic-properties fo:min-height="0.556cm"/>
    </style:style>
    <style:style style:name="gr16" style:family="graphic" style:parent-style-name="Segment_20_Value">
      <style:graphic-properties fo:min-width="0.396cm"/>
    </style:style>
    <style:style style:name="gr17" style:family="graphic" style:parent-style-name="Segment_20_Value">
      <style:graphic-properties draw:auto-grow-width="false" fo:min-height="1.575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cm"/>
    </style:style>
    <style:style style:name="gr19" style:family="graphic" style:parent-style-name="Value_20_Segment">
      <style:graphic-properties svg:stroke-color="#0066b3"/>
    </style:style>
    <style:style style:name="gr20" style:family="graphic" style:parent-style-name="Value_20_Segment_20_Extension">
      <style:graphic-properties svg:stroke-color="#0066b3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ulti_type_vector" draw:style-name="dp1" draw:master-page-name="Default">
        <draw:custom-shape draw:style-name="gr1" draw:text-style-name="P1" draw:layer="layout" svg:width="0.508cm" svg:height="0.508cm" svg:x="7.449cm" svg:y="4.8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5.3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5.8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6.395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628cm" svg:height="0.962cm" svg:x="11.244cm" svg:y="3.601cm">
            <draw:text-box>
              <text:p>size</text:p>
            </draw:text-box>
          </draw:frame>
          <draw:frame draw:style-name="gr3" draw:text-style-name="P2" draw:layer="layout" svg:width="1.7cm" svg:height="0.962cm" svg:x="11.244cm" svg:y="4.55cm">
            <draw:text-box>
              <text:p>type</text:p>
            </draw:text-box>
          </draw:frame>
          <draw:frame draw:style-name="gr4" draw:text-style-name="P2" draw:layer="layout" svg:width="2.682cm" svg:height="0.962cm" svg:x="11.244cm" svg:y="5.5cm">
            <draw:text-box>
              <text:p>position</text:p>
            </draw:text-box>
          </draw:frame>
          <draw:frame draw:style-name="gr5" draw:text-style-name="P2" draw:layer="layout" svg:width="1.734cm" svg:height="0.962cm" svg:x="11.244cm" svg:y="6.449cm">
            <draw:text-box>
              <text:p>data</text:p>
            </draw:text-box>
          </draw:frame>
        </draw:g>
        <draw:line draw:style-name="gr6" draw:text-style-name="P3" draw:layer="layout" svg:x1="7.957cm" svg:y1="4.871cm" svg:x2="10.751cm" svg:y2="3.982cm">
          <text:p/>
        </draw:line>
        <draw:custom-shape draw:style-name="gr7" draw:text-style-name="P3" draw:layer="layout" svg:width="0.254cm" svg:height="3.429cm" svg:x="10.878cm" svg:y="3.79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6" draw:text-style-name="P3" draw:layer="layout" svg:x1="7.957cm" svg:y1="5.379cm" svg:x2="10.751cm" svg:y2="7.03cm">
          <text:p/>
        </draw:line>
        <draw:custom-shape draw:style-name="gr8" draw:text-style-name="P4" draw:layer="layout" svg:width="0.508cm" svg:height="0.508cm" svg:x="16.212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6.72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7.228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7.736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8.244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8.752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9.26cm" svg:y="6.77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978cm" svg:y1="7.019cm" svg:x2="16.212cm" svg:y2="7.019cm">
          <text:p/>
        </draw:line>
        <draw:frame draw:style-name="gr10" draw:text-style-name="P2" draw:layer="layout" svg:width="4.409cm" svg:height="0.962cm" svg:x="16.212cm" svg:y="7.284cm">
          <draw:text-box>
            <text:p>element block</text:p>
          </draw:text-box>
        </draw:frame>
        <draw:frame draw:style-name="gr11" draw:text-style-name="P2" draw:layer="layout" svg:width="4.236cm" svg:height="0.962cm" svg:x="3.924cm" svg:y="3.756cm">
          <draw:text-box>
            <text:p>primary array</text:p>
          </draw:text-box>
        </draw:frame>
        <draw:frame draw:style-name="gr12" draw:text-style-name="P2" draw:layer="layout" svg:width="1.979cm" svg:height="0.962cm" svg:x="8.899cm" svg:y="5.017cm">
          <draw:text-box>
            <text:p>block</text:p>
          </draw:text-box>
        </draw:frame>
      </draw:page>
      <draw:page draw:name="flat_segment_tree" draw:style-name="dp1" draw:master-page-name="Default">
        <draw:g>
          <draw:line draw:style-name="gr13" draw:text-style-name="P3" draw:layer="layout" svg:x1="2.771cm" svg:y1="4.381cm" svg:x2="17.048cm" svg:y2="4.381cm">
            <text:p/>
          </draw:line>
          <draw:custom-shape draw:style-name="gr14" draw:text-style-name="P5" draw:layer="layout" svg:width="0.574cm" svg:height="0.574cm" svg:x="2.471cm" svg:y="4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6.749cm" svg:y="4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0.853cm" svg:height="0.806cm" svg:x="2.397cm" svg:y="3.351cm">
            <draw:text-box>
              <text:p>0</text:p>
            </draw:text-box>
          </draw:frame>
          <draw:frame draw:style-name="gr15" draw:layer="layout" svg:width="1.556cm" svg:height="0.806cm" svg:x="16.424cm" svg:y="3.351cm">
            <draw:text-box>
              <text:p>500</text:p>
            </draw:text-box>
          </draw:frame>
          <draw:frame draw:style-name="gr16" draw:layer="layout" svg:width="0.896cm" svg:height="1.038cm" svg:x="9.482cm" svg:y="3.24cm">
            <draw:text-box>
              <text:p>0</text:p>
            </draw:text-box>
          </draw:frame>
        </draw:g>
        <draw:g>
          <draw:line draw:style-name="gr13" draw:text-style-name="P3" draw:layer="layout" svg:x1="2.771cm" svg:y1="7.445cm" svg:x2="17.048cm" svg:y2="7.445cm">
            <text:p/>
          </draw:line>
          <draw:line draw:style-name="Value_20_Segment" draw:layer="layout" svg:x1="11.008cm" svg:y1="7.449cm" svg:x2="14.335cm" svg:y2="7.449cm">
            <text:p/>
          </draw:line>
          <draw:line draw:style-name="Value_20_Segment" draw:layer="layout" svg:x1="4.937cm" svg:y1="7.449cm" svg:x2="7.35cm" svg:y2="7.449cm">
            <text:p/>
          </draw:line>
          <draw:custom-shape draw:style-name="gr14" draw:text-style-name="P5" draw:layer="layout" svg:width="0.574cm" svg:height="0.574cm" svg:x="2.471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6.749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0.853cm" svg:height="0.806cm" svg:x="2.397cm" svg:y="6.353cm">
            <draw:text-box>
              <text:p>0</text:p>
            </draw:text-box>
          </draw:frame>
          <draw:frame draw:style-name="gr15" draw:layer="layout" svg:width="1.556cm" svg:height="0.806cm" svg:x="16.424cm" svg:y="6.353cm">
            <draw:text-box>
              <text:p>500</text:p>
            </draw:text-box>
          </draw:frame>
          <draw:frame draw:style-name="gr16" draw:layer="layout" svg:width="0.896cm" svg:height="1.038cm" svg:x="3.482cm" svg:y="6.406cm">
            <draw:text-box>
              <text:p>0</text:p>
            </draw:text-box>
          </draw:frame>
          <draw:custom-shape draw:style-name="gr14" draw:text-style-name="P5" draw:layer="layout" svg:width="0.574cm" svg:height="0.574cm" svg:x="4.617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7.038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1.234cm" svg:height="0.806cm" svg:x="4.411cm" svg:y="6.353cm">
            <draw:text-box>
              <text:p>10</text:p>
            </draw:text-box>
          </draw:frame>
          <draw:frame draw:style-name="gr15" draw:layer="layout" svg:width="1.234cm" svg:height="0.806cm" svg:x="6.869cm" svg:y="6.353cm">
            <draw:text-box>
              <text:p>20</text:p>
            </draw:text-box>
          </draw:frame>
          <draw:frame draw:style-name="gr17" draw:layer="layout" svg:width="1.651cm" svg:height="1.444cm" svg:x="5.399cm" svg:y="6.203cm">
            <draw:text-box>
              <text:p>10</text:p>
            </draw:text-box>
          </draw:frame>
          <draw:custom-shape draw:style-name="gr14" draw:text-style-name="P5" draw:layer="layout" svg:width="0.574cm" svg:height="0.574cm" svg:x="10.713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4.08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1.234cm" svg:height="0.806cm" svg:x="10.444cm" svg:y="6.353cm">
            <draw:text-box>
              <text:p>50</text:p>
            </draw:text-box>
          </draw:frame>
          <draw:frame draw:style-name="gr15" draw:layer="layout" svg:width="1.234cm" svg:height="0.806cm" svg:x="13.911cm" svg:y="6.353cm">
            <draw:text-box>
              <text:p>70</text:p>
            </draw:text-box>
          </draw:frame>
          <draw:frame draw:style-name="gr16" draw:layer="layout" svg:width="0.896cm" svg:height="1.038cm" svg:x="8.74cm" svg:y="6.406cm">
            <draw:text-box>
              <text:p>0</text:p>
            </draw:text-box>
          </draw:frame>
          <draw:frame draw:style-name="gr17" draw:layer="layout" svg:width="1.651cm" svg:height="1.444cm" svg:x="11.933cm" svg:y="6.203cm">
            <draw:text-box>
              <text:p>15</text:p>
            </draw:text-box>
          </draw:frame>
          <draw:frame draw:style-name="gr16" draw:layer="layout" svg:width="0.896cm" svg:height="1.038cm" svg:x="15.362cm" svg:y="6.406cm">
            <draw:text-box>
              <text:p>0</text:p>
            </draw:text-box>
          </draw:frame>
          <draw:custom-shape draw:style-name="gr18" draw:text-style-name="P6" draw:layer="layout" svg:width="0.127cm" svg:height="0.635cm" svg:x="16.367cm" svg:y="7.093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3" draw:layer="layout" svg:x1="16.361cm" svg:y1="7.093cm" svg:x2="16.361cm" svg:y2="7.728cm">
            <text:p/>
          </draw:line>
          <draw:line draw:style-name="gr13" draw:text-style-name="P3" draw:layer="layout" svg:x1="16.494cm" svg:y1="7.093cm" svg:x2="16.494cm" svg:y2="7.728cm">
            <text:p/>
          </draw:line>
        </draw:g>
        <draw:g>
          <draw:line draw:style-name="gr13" draw:text-style-name="P3" draw:layer="layout" svg:x1="2.771cm" svg:y1="10.794cm" svg:x2="17.048cm" svg:y2="10.794cm">
            <text:p/>
          </draw:line>
          <draw:line draw:style-name="Value_20_Segment" draw:layer="layout" svg:x1="11.008cm" svg:y1="10.798cm" svg:x2="14.335cm" svg:y2="10.798cm">
            <text:p/>
          </draw:line>
          <draw:line draw:style-name="gr19" draw:layer="layout" svg:x1="12.176cm" svg:y1="10.779cm" svg:x2="13.065cm" svg:y2="10.779cm">
            <text:p/>
          </draw:line>
          <draw:line draw:style-name="Value_20_Segment" draw:layer="layout" svg:x1="4.937cm" svg:y1="10.798cm" svg:x2="7.35cm" svg:y2="10.798cm">
            <text:p/>
          </draw:line>
          <draw:custom-shape draw:style-name="gr14" draw:text-style-name="P5" draw:layer="layout" svg:width="0.574cm" svg:height="0.574cm" svg:x="2.471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6.749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0.853cm" svg:height="0.806cm" svg:x="2.397cm" svg:y="9.727cm">
            <draw:text-box>
              <text:p>0</text:p>
            </draw:text-box>
          </draw:frame>
          <draw:frame draw:style-name="gr15" draw:layer="layout" svg:width="1.556cm" svg:height="0.806cm" svg:x="16.424cm" svg:y="9.727cm">
            <draw:text-box>
              <text:p>500</text:p>
            </draw:text-box>
          </draw:frame>
          <draw:frame draw:style-name="gr16" draw:layer="layout" svg:width="0.896cm" svg:height="1.038cm" svg:x="3.482cm" svg:y="9.755cm">
            <draw:text-box>
              <text:p>0</text:p>
            </draw:text-box>
          </draw:frame>
          <draw:custom-shape draw:style-name="gr14" draw:text-style-name="P5" draw:layer="layout" svg:width="0.574cm" svg:height="0.574cm" svg:x="4.617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7.038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1.234cm" svg:height="0.806cm" svg:x="4.411cm" svg:y="9.727cm">
            <draw:text-box>
              <text:p>10</text:p>
            </draw:text-box>
          </draw:frame>
          <draw:frame draw:style-name="gr15" draw:layer="layout" svg:width="1.234cm" svg:height="0.806cm" svg:x="6.869cm" svg:y="9.727cm">
            <draw:text-box>
              <text:p>20</text:p>
            </draw:text-box>
          </draw:frame>
          <draw:frame draw:style-name="gr17" draw:layer="layout" svg:width="1.651cm" svg:height="1.444cm" svg:x="5.399cm" svg:y="9.552cm">
            <draw:text-box>
              <text:p>10</text:p>
            </draw:text-box>
          </draw:frame>
          <draw:custom-shape draw:style-name="gr14" draw:text-style-name="P5" draw:layer="layout" svg:width="0.574cm" svg:height="0.574cm" svg:x="10.713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4.08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1.234cm" svg:height="0.806cm" svg:x="10.444cm" svg:y="9.727cm">
            <draw:text-box>
              <text:p>50</text:p>
            </draw:text-box>
          </draw:frame>
          <draw:frame draw:style-name="gr15" draw:layer="layout" svg:width="1.234cm" svg:height="0.806cm" svg:x="13.911cm" svg:y="9.727cm">
            <draw:text-box>
              <text:p>70</text:p>
            </draw:text-box>
          </draw:frame>
          <draw:frame draw:style-name="gr16" draw:layer="layout" svg:width="0.896cm" svg:height="1.038cm" svg:x="8.74cm" svg:y="9.755cm">
            <draw:text-box>
              <text:p>0</text:p>
            </draw:text-box>
          </draw:frame>
          <draw:frame draw:style-name="gr17" draw:layer="layout" svg:width="1.386cm" svg:height="1.227cm" svg:x="10.536cm" svg:y="11.944cm">
            <draw:text-box>
              <text:p>15</text:p>
            </draw:text-box>
          </draw:frame>
          <draw:frame draw:style-name="gr16" draw:layer="layout" svg:width="0.896cm" svg:height="1.038cm" svg:x="15.362cm" svg:y="9.755cm">
            <draw:text-box>
              <text:p>0</text:p>
            </draw:text-box>
          </draw:frame>
          <draw:custom-shape draw:style-name="gr18" draw:text-style-name="P6" draw:layer="layout" svg:width="0.127cm" svg:height="0.635cm" svg:x="16.367cm" svg:y="10.442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3" draw:layer="layout" svg:x1="16.361cm" svg:y1="10.442cm" svg:x2="16.361cm" svg:y2="11.077cm">
            <text:p/>
          </draw:line>
          <draw:line draw:style-name="gr13" draw:text-style-name="P3" draw:layer="layout" svg:x1="16.494cm" svg:y1="10.442cm" svg:x2="16.494cm" svg:y2="11.077cm">
            <text:p/>
          </draw:line>
          <draw:custom-shape draw:style-name="gr14" draw:text-style-name="P5" draw:layer="layout" svg:width="0.574cm" svg:height="0.574cm" svg:x="11.922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2.811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layer="layout" svg:width="1.386cm" svg:height="1.227cm" svg:x="13.838cm" svg:y="11.944cm">
            <draw:text-box>
              <text:p>15</text:p>
            </draw:text-box>
          </draw:frame>
          <draw:frame draw:style-name="gr15" draw:layer="layout" svg:width="1.234cm" svg:height="0.806cm" svg:x="11.704cm" svg:y="9.727cm">
            <draw:text-box>
              <text:p>60</text:p>
            </draw:text-box>
          </draw:frame>
          <draw:frame draw:style-name="gr15" draw:layer="layout" svg:width="1.234cm" svg:height="0.806cm" svg:x="12.684cm" svg:y="9.727cm">
            <draw:text-box>
              <text:p>65</text:p>
            </draw:text-box>
          </draw:frame>
          <draw:line draw:style-name="Value_20_Segment_20_Extension" draw:layer="layout" svg:x1="11.287cm" svg:y1="11.922cm" svg:x2="11.668cm" svg:y2="10.779cm">
            <text:p/>
          </draw:line>
          <draw:line draw:style-name="Value_20_Segment_20_Extension" draw:layer="layout" svg:x1="14.335cm" svg:y1="12.049cm" svg:x2="13.7cm" svg:y2="10.779cm">
            <text:p/>
          </draw:line>
          <draw:frame draw:style-name="gr17" draw:layer="layout" svg:width="1.386cm" svg:height="1.227cm" svg:x="12.314cm" svg:y="8.366cm">
            <draw:text-box>
              <text:p>5</text:p>
            </draw:text-box>
          </draw:frame>
          <draw:line draw:style-name="gr20" draw:layer="layout" svg:x1="12.938cm" svg:y1="9.382cm" svg:x2="12.684cm" svg:y2="10.779cm">
            <text:p/>
          </draw:line>
        </draw:g>
      </draw:page>
      <draw:page draw:name="page3" draw:style-name="dp1" draw:master-page-name="Default">
        <draw:custom-shape draw:style-name="R-tree_20_Bounding_20_Rectangle" draw:layer="layout" svg:width="1.353cm" svg:height="0.934cm" svg:x="3.733cm" svg:y="2.43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063cm" svg:height="0.74cm" svg:x="6.005cm" svg:y="3.17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822cm" svg:height="1.946cm" svg:x="4.12cm" svg:y="6.40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773cm" svg:height="0.545cm" svg:x="10.307cm" svg:y="2.31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739cm" svg:height="0.623cm" svg:x="13.932cm" svg:y="5.4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706cm" svg:height="1.79cm" svg:x="8.615cm" svg:y="4.108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5.365cm" svg:height="1.323cm" svg:x="14.608cm" svg:y="1.88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16cm" svg:height="1.908cm" svg:x="17.991cm" svg:y="5.19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3.673cm" svg:height="1.207cm" svg:x="6.73cm" svg:y="7.88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5.268cm" svg:height="1.089cm" svg:x="14.705cm" svg:y="9.791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4.736cm" svg:height="0.895cm" svg:x="4.072cm" svg:y="10.72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354cm" svg:height="2.803cm" svg:x="11.756cm" svg:y="9.012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773cm" svg:height="0.506cm" svg:x="13.98cm" svg:y="4.06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774cm" svg:height="0.468cm" svg:x="17.508cm" svg:y="3.718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821cm" svg:height="1.09cm" svg:x="20.36cm" svg:y="6.09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063cm" svg:height="1.712cm" svg:x="6.392cm" svg:y="4.53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513cm" svg:height="1.362cm" svg:x="13.98cm" svg:y="7.18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851cm" svg:height="0.662cm" svg:x="17.944cm" svg:y="11.581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87cm" svg:height="1.713cm" svg:x="9.92cm" svg:y="10.452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7.443cm" svg:height="0.506cm" svg:x="5.57cm" svg:y="13.21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3.142cm" svg:height="3.231cm" svg:x="7.358cm" svg:y="15.27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628cm" svg:height="0.506cm" svg:x="3.54cm" svg:y="12.59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822cm" svg:height="0.623cm" svg:x="4.748cm" svg:y="14.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966cm" svg:height="1.44cm" svg:x="4.555cm" svg:y="16.91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32cm" svg:height="0.545cm" svg:x="12.772cm" svg:y="14.69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369cm" svg:height="0.583cm" svg:x="18.716cm" svg:y="8.19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484cm" svg:height="1.635cm" svg:x="22.293cm" svg:y="2.74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16cm" svg:height="1.246cm" svg:x="20.988cm" svg:y="17.53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629cm" svg:height="0.428cm" svg:x="19.538cm" svg:y="18.8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353cm" svg:height="0.623cm" svg:x="19.78cm" svg:y="15.39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628cm" svg:height="2.063cm" svg:x="22.97cm" svg:y="15.39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gment_20_Value" style:display-name="Segment Value" style:family="graphic" style:parent-style-name="standard">
      <style:graphic-properties draw:stroke="none" draw:stroke-dash="Dashed_20__28_var_29__20_4" svg:stroke-color="#000000" draw:fill="none" draw:fill-color="#ffffff" draw:fill-gradient-name="Gradient_20_2" draw:fill-hatch-name="Hatching_20_1" draw:fill-image-name="Bitmap_20_1" draw:textarea-horizontal-align="center" draw:textarea-vertical-align="middle" draw:auto-grow-height="false" draw:auto-grow-width="true" fo:min-height="0cm" fo:min-width="0cm"/>
      <style:text-properties fo:color="#006c3b" fo:font-size="20pt" style:font-size-asian="20pt"/>
    </style:style>
    <style:style style:name="Segment_20_Range" style:display-name="Segment Range" style:family="graphic" style:parent-style-name="standard">
      <style:graphic-properties draw:stroke="none" draw:stroke-dash="Dashed_20__28_var_29__20_4" svg:stroke-color="#000000" draw:fill="none" draw:fill-color="#ffffff" draw:fill-gradient-name="Gradient_20_2" draw:fill-hatch-name="Hatching_20_1" draw:fill-image-name="Bitmap_20_1" draw:textarea-horizontal-align="left" draw:auto-grow-height="true" draw:auto-grow-width="false" fo:min-height="0cm" fo:min-width="0cm"/>
      <style:text-properties fo:font-size="14pt" style:font-size-asian="14pt"/>
    </style:style>
    <style:style style:name="Value_20_Segment" style:display-name="Value Segment" style:family="graphic" style:parent-style-name="objectwithoutfill">
      <style:graphic-properties draw:stroke-dash="Dashed_20__28_var_29__20_4" svg:stroke-width="0.203cm" svg:stroke-color="#72bf44" draw:marker-start-width="0.508cm" draw:marker-end-width="0.508cm" draw:fill="none" draw:fill-gradient-name="Gradient_20_2" draw:fill-hatch-name="Hatching_20_1" draw:fill-image-name="Bitmap_20_1" draw:textarea-vertical-align="middle" fo:padding-top="0.177cm" fo:padding-bottom="0.177cm" fo:padding-left="0.302cm" fo:padding-right="0.302cm"/>
      <style:paragraph-properties fo:text-align="center"/>
    </style:style>
    <style:style style:name="Value_20_Segment_20_Extension" style:display-name="Value Segment Extension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  <style:paragraph-properties fo:text-align="center"/>
    </style:style>
    <style:style style:name="R-tree_20_Bounding_20_Rectangle" style:display-name="R-tree Bounding Rectangle" style:family="graphic" style:parent-style-name="standard">
      <style:graphic-properties draw:stroke-dash="Dashed_20__28_var_29__20_4" svg:stroke-color="#f37b70" draw:fill="solid" draw:fill-color="#fcd4d1" draw:fill-gradient-name="Gradient_20_4" draw:fill-hatch-name="Hatching_20_1" draw:fill-image-name="Bitmap_20_1" draw:textarea-horizontal-align="justify" draw:textarea-vertical-align="middle" draw:auto-grow-height="false" fo:min-height="1.073cm" fo:min-width="4.86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22:03:40.717393514</meta:creation-date>
    <dc:date>2018-10-26T21:32:22.990214820</dc:date>
    <meta:editing-duration>PT1H40M1S</meta:editing-duration>
    <meta:editing-cycles>39</meta:editing-cycles>
    <meta:generator>LibreOffice/6.0.6.2$Linux_X86_64 LibreOffice_project/00m0$Build-2</meta:generator>
    <meta:document-statistic meta:object-count="119"/>
  </office:meta>
</office:document-meta>
</file>